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88e0a" officeooo:paragraph-rsid="00388e0a" style:font-size-asian="12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28cab9" officeooo:paragraph-rsid="003237a9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ac327" officeooo:paragraph-rsid="002ac327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2f6d42" officeooo:paragraph-rsid="002f6d42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388e0a" officeooo:paragraph-rsid="00388e0a" style:font-weight-asian="normal" style:font-name-complex="Arial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6deea" officeooo:paragraph-rsid="0036deea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88e0a" officeooo:paragraph-rsid="00388e0a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88e0a" officeooo:paragraph-rsid="00388e0a" style:font-size-asian="10pt" style:font-weight-asian="bold" style:font-name-complex="Arial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36deea" officeooo:paragraph-rsid="0036deea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388e0a" officeooo:paragraph-rsid="00388e0a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style:snap-to-layout-grid="false"/>
      <style:text-properties style:font-name="Arial" officeooo:rsid="00388e0a" officeooo:paragraph-rsid="003237a9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3a56fb" officeooo:paragraph-rsid="003a56fb" style:font-weight-asian="normal" style:font-name-complex="Arial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dc2e7"/>
    </style:style>
    <style:style style:name="T5" style:family="text">
      <style:text-properties officeooo:rsid="003237a9"/>
    </style:style>
    <style:style style:name="T6" style:family="text">
      <style:text-properties officeooo:rsid="00388e0a"/>
    </style:style>
    <style:style style:name="T7" style:family="text">
      <style:text-properties officeooo:rsid="003948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0">Informar prueb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5">5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8"><text:span text:style-name="T6">Médico</text:span>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2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3"/>
          </table:table-cell>
          <table:covered-table-cell/>
          <table:table-cell table:style-name="Tabla1.D4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1">La prueba a debido ser realizada anterior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9">Ismael Sánchez Torre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10">Realiza un informe de la prueba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10">Médico recoge los datos de la prueba guardados en el sistema y realiza un informe que se adjuntará con los datos de la prueba en el sistema.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7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1</text:p>
          </table:table-cell>
          <table:table-cell table:style-name="Tabla4.B2" office:value-type="string">
            <text:p text:style-name="P29">Médico: pide los datos de la prueba al sistema</text:p>
          </table:table-cell>
          <table:table-cell table:style-name="Tabla4.C2" office:value-type="string">
            <text:p text:style-name="P26"/>
          </table:table-cell>
          <table:table-cell table:style-name="Tabla4.D2" office:value-type="string">
            <text:p text:style-name="P27"/>
          </table:table-cell>
        </table:table-row>
        <table:table-row table:style-name="Tabla4.1">
          <table:table-cell table:style-name="Tabla4.A3" office:value-type="string">
            <text:p text:style-name="P23"/>
          </table:table-cell>
          <table:table-cell table:style-name="Tabla4.B3" office:value-type="string">
            <text:p text:style-name="P28"/>
          </table:table-cell>
          <table:table-cell table:style-name="Tabla4.C3" office:value-type="string">
            <text:p text:style-name="P24">2</text:p>
          </table:table-cell>
          <table:table-cell table:style-name="Tabla4.D3" office:value-type="string">
            <text:p text:style-name="P29">El sistema accede a la base de datos y les los resultados de la prueba</text:p>
          </table:table-cell>
        </table:table-row>
        <table:table-row table:style-name="Tabla4.1">
          <table:table-cell table:style-name="Tabla4.A5" office:value-type="string">
            <text:p text:style-name="P25">3</text:p>
          </table:table-cell>
          <table:table-cell table:style-name="Tabla4.B5" office:value-type="string">
            <text:p text:style-name="P29">Médico: realiza un informe y lo introduce en el sistema</text:p>
          </table:table-cell>
          <table:table-cell table:style-name="Tabla4.C5" office:value-type="string">
            <text:p text:style-name="P24"/>
          </table:table-cell>
          <table:table-cell table:style-name="Tabla4.D5" office:value-type="string">
            <text:p text:style-name="P29"/>
          </table:table-cell>
        </table:table-row>
        <table:table-row table:style-name="Tabla4.1">
          <table:table-cell table:style-name="Tabla4.A5" office:value-type="string">
            <text:p text:style-name="P25"/>
          </table:table-cell>
          <table:table-cell table:style-name="Tabla4.B5" office:value-type="string">
            <text:p text:style-name="P29"/>
          </table:table-cell>
          <table:table-cell table:style-name="Tabla4.C5" office:value-type="string">
            <text:p text:style-name="P24">4</text:p>
          </table:table-cell>
          <table:table-cell table:style-name="Tabla4.D5" office:value-type="string">
            <text:p text:style-name="P29">El sistema adjunta el informe con los datos de la prueba y lo guarda</text:p>
          </table:table-cell>
        </table:table-row>
      </table:table>
      <text:p text:style-name="P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1"/>
          </table:table-cell>
          <table:table-cell table:style-name="Tabla5.B2" office:value-type="string">
            <text:p text:style-name="P6"/>
          </table:table-cell>
        </table:table-row>
      </table:table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7">70</text:span> ve<text:span text:style-name="T4">z</text:span>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1">Alta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6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7">Alta</text:p>
          </table:table-cell>
        </table:table-row>
        <table:table-row table:style-name="Tabla6.4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7">Media</text:p>
          </table:table-cell>
        </table:table-row>
      </table:table>
      <text:p text:style-name="P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Comentarios</text:p>
          </table:table-cell>
        </table:table-row>
        <table:table-row table:style-name="Tabla7.2">
          <table:table-cell table:style-name="Tabla7.A2" office:value-type="string">
            <text:p text:style-name="P9"/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8:45:19.684612312</dc:date>
    <meta:editing-cycles>30</meta:editing-cycles>
    <meta:editing-duration>PT2H12M28S</meta:editing-duration>
    <meta:generator>LibreOffice/6.0.3.2$Linux_X86_64 LibreOffice_project/00m0$Build-2</meta:generator>
    <meta:document-statistic meta:table-count="7" meta:image-count="0" meta:object-count="0" meta:page-count="1" meta:paragraph-count="45" meta:word-count="142" meta:character-count="801" meta:non-whitespace-character-count="704"/>
  </office:meta>
</office:document-meta>
</file>